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47f5" officeooo:paragraph-rsid="001b47f5"/>
    </style:style>
    <style:style style:name="P2" style:family="paragraph" style:parent-style-name="Standard">
      <style:text-properties fo:language="en" fo:country="US" officeooo:rsid="001b47f5" officeooo:paragraph-rsid="001b47f5"/>
    </style:style>
    <style:style style:name="P3" style:family="paragraph" style:parent-style-name="Standard">
      <style:text-properties fo:language="en" fo:country="US" officeooo:rsid="001bbd68" officeooo:paragraph-rsid="001bbd68"/>
    </style:style>
    <style:style style:name="P4" style:family="paragraph" style:parent-style-name="Standard">
      <style:text-properties fo:language="en" fo:country="US" officeooo:rsid="001bbd68" officeooo:paragraph-rsid="001db559"/>
    </style:style>
    <style:style style:name="P5" style:family="paragraph" style:parent-style-name="Standard">
      <style:text-properties fo:language="en" fo:country="US" officeooo:rsid="001db559" officeooo:paragraph-rsid="001db559"/>
    </style:style>
    <style:style style:name="T1" style:family="text">
      <style:text-properties officeooo:rsid="001bbd68"/>
    </style:style>
    <style:style style:name="T2" style:family="text">
      <style:text-properties officeooo:rsid="001db5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am member of a cross functional team of 15 people (5 of which are devs). Using the agile methodology, iteration after iteration, we find the best way to transform the creativity of designers into actually working web sites. </text:p>
      <text:p text:style-name="P2">While we are committed to support as many browsers as possible, we try hard to use the latest technologies. We currently use CSS3 + postCss and autoprefixer and ES6 with Webpack and Babel to support ol<text:span text:style-name="T1">d</text:span>er browser<text:span text:style-name="T2">s</text:span> as well as newer ones.</text:p>
      <text:p text:style-name="P3">Since we care about performance we use responsive images and lazy load them, use HTTP2 and its best practice and expoit caching as much as possible.</text:p>
      <text:p text:style-name="P4">We are part of a big corporate that run 40+ e-stores, so <text:span text:style-name="T2">obviously</text:span> we have an internal front end platform (written in .NET MVC) that is a middlew<text:span text:style-name="T2">a</text:span>re between the API and the front end. We can also leverage a corporate JavaScript fram<text:span text:style-name="T2">e</text:span>work based on the pub/sub pattern that takes care of some common tasks, such as cart management or form validation. </text:p>
      <text:p text:style-name="P2">Since we are in charge of <text:span text:style-name="T2">maintenance</text:span> for the web sites we build we <text:span text:style-name="T2">take a great care in the scalability and maintainability of every single line of code we write. </text:span></text:p>
      <text:p text:style-name="P5">Internal 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3:56:23.345076062</meta:creation-date>
    <dc:date>2017-10-30T00:24:30.097006830</dc:date>
    <meta:editing-duration>PT5M56S</meta:editing-duration>
    <meta:editing-cycles>1</meta:editing-cycles>
    <meta:document-statistic meta:table-count="0" meta:image-count="0" meta:object-count="0" meta:page-count="1" meta:paragraph-count="6" meta:word-count="202" meta:character-count="1139" meta:non-whitespace-character-count="940"/>
    <meta:generator>LibreOffice/5.1.6.2$Linux_X86_64 LibreOffice_project/10m0$Build-2</meta:generator>
  </office:meta>
</office:document-meta>
</file>